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.5pt" officeooo:rsid="0007cc0c" officeooo:paragraph-rsid="0007cc0c" style:font-size-asian="10.5pt" style:font-size-complex="10.5pt"/>
    </style:style>
    <style:style style:name="P2" style:family="paragraph" style:parent-style-name="Text_20_body">
      <style:text-properties officeooo:rsid="000534ca" officeooo:paragraph-rsid="000534ca"/>
    </style:style>
    <style:style style:name="P3" style:family="paragraph" style:parent-style-name="Text_20_body">
      <style:text-properties officeooo:rsid="00061367" officeooo:paragraph-rsid="00061367"/>
    </style:style>
    <style:style style:name="P4" style:family="paragraph" style:parent-style-name="Text_20_body">
      <style:text-properties officeooo:rsid="0007cc0c" officeooo:paragraph-rsid="0007cc0c"/>
    </style:style>
    <style:style style:name="P5" style:family="paragraph" style:parent-style-name="Text_20_body">
      <style:text-properties officeooo:rsid="00099f1c" officeooo:paragraph-rsid="00099f1c"/>
    </style:style>
    <style:style style:name="P6" style:family="paragraph" style:parent-style-name="Text_20_body">
      <style:text-properties officeooo:rsid="000a6c03" officeooo:paragraph-rsid="000a6c03"/>
    </style:style>
    <style:style style:name="P7" style:family="paragraph" style:parent-style-name="Text_20_body">
      <style:text-properties officeooo:rsid="000c15fe" officeooo:paragraph-rsid="000c15fe"/>
    </style:style>
    <style:style style:name="P8" style:family="paragraph" style:parent-style-name="Title">
      <style:text-properties officeooo:rsid="000450a1" officeooo:paragraph-rsid="000450a1"/>
    </style:style>
    <style:style style:name="P9" style:family="paragraph" style:parent-style-name="Preformatted_20_Text">
      <style:text-properties fo:color="#629755"/>
    </style:style>
    <style:style style:name="P10" style:family="paragraph" style:parent-style-name="Preformatted_20_Text">
      <style:text-properties fo:color="#629755" style:font-name="Source Code Pro" fo:font-size="10.5pt" fo:font-style="italic"/>
    </style:style>
    <style:style style:name="P11" style:family="paragraph" style:parent-style-name="Text_20_body">
      <style:text-properties officeooo:rsid="0007cc0c" officeooo:paragraph-rsid="0007cc0c"/>
    </style:style>
    <style:style style:name="P12" style:family="paragraph" style:parent-style-name="Text_20_body">
      <style:text-properties fo:color="#000000" style:font-name="monospace" fo:font-size="10.5pt" officeooo:paragraph-rsid="0007cc0c" fo:background-color="#ffffff" style:font-size-asian="10.5pt" style:font-size-complex="10.5pt"/>
    </style:style>
    <style:style style:name="P13" style:family="paragraph" style:parent-style-name="Text_20_body">
      <style:text-properties officeooo:rsid="000d87e4" officeooo:paragraph-rsid="000d87e4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629755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629755" officeooo:rsid="000d87e4" officeooo:paragraph-rsid="000d87e4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000000" officeooo:rsid="000d87e4" officeooo:paragraph-rsid="000d87e4"/>
    </style:style>
    <style:style style:name="T1" style:family="text">
      <style:text-properties fo:color="#00000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style:font-name="Source Code Pro" fo:font-size="10.5pt" fo:font-style="italic"/>
    </style:style>
    <style:style style:name="T4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adoop Distributed Shell</text:p>
      <text:p text:style-name="P3">Starting distributed shell in hadoop:</text:p>
      <text:p text:style-name="P4">1. Start Yarn</text:p>
      <text:p text:style-name="P12">sbin/start-yarn.sh</text:p>
      <text:p text:style-name="P4">2. Execute the “date” command in the distributed shell</text:p>
      <text:p text:style-name="P1"><text:span text:style-name="T2">./bin/hadoop org.apache.hadoop.yarn.applications.distributedshell.Client -debug -shell_command date -jar share/hadoop/yarn/hadoop-yarn-applications-distributedshell-3.0.0-SNAPSHOT.jar -container_memory</text:span><text:line-break/>350 -master_memory 350 -num_containers 1</text:p>
      <text:p text:style-name="P2"/>
      <text:p text:style-name="P2">Distributed Shell components:</text:p>
      <text:p text:style-name="P2">1. ApplicationMaster</text:p>
      <text:p text:style-name="P2">2. Client</text:p>
      <text:p text:style-name="P5">Two logs for output: One from applicatin master, one from the client that logs the actual output. </text:p>
      <text:p text:style-name="Subtitle">Unmanged Application-Master Launcher</text:p>
      <text:p text:style-name="P6">unmanaged-am-launcher:</text:p>
      <text:p text:style-name="P10">/**</text:p>
      <text:p text:style-name="P9"><text:s/><text:span text:style-name="T3">* The UnmanagedLauncher is a simple client that launches and unmanaged AM. An</text:span></text:p>
      <text:p text:style-name="P9"><text:s/><text:span text:style-name="T3">* unmanagedAM is an AM that is not launched and managed by the RM. The client</text:span></text:p>
      <text:p text:style-name="P9"><text:s/><text:span text:style-name="T3">* creates a new application on the RM and negotiates a new attempt id. Then it</text:span></text:p>
      <text:p text:style-name="P9"><text:s/><text:span text:style-name="T3">* waits for the RM app state to reach be YarnApplicationState.ACCEPTED after</text:span></text:p>
      <text:p text:style-name="P9"><text:s/><text:span text:style-name="T3">* which it spawns the AM in another process and passes it the container id via</text:span></text:p>
      <text:p text:style-name="P9"><text:s/><text:span text:style-name="T3">* env variable Environment.CONTAINER_ID. The AM can be in any</text:span></text:p>
      <text:p text:style-name="P9"><text:s/><text:span text:style-name="T3">* language. The AM can register with the RM using the attempt id obtained</text:span></text:p>
      <text:p text:style-name="P9"><text:s/><text:span text:style-name="T3">* from the container id and proceed as normal.</text:span></text:p>
      <text:p text:style-name="P9"><text:s/><text:span text:style-name="T3">* The client redirects app stdout and stderr to its own stdout and</text:span></text:p>
      <text:p text:style-name="P9"><text:s/><text:span text:style-name="T3">* stderr and waits for the AM process to exit. Then it waits for the RM to</text:span></text:p>
      <text:p text:style-name="P9"><text:s/><text:span text:style-name="T3">* report app completion.</text:span></text:p>
      <text:p text:style-name="P14"><text:s/><text:span text:style-name="T3">*/</text:span></text:p>
      <text:p text:style-name="P16"/>
      <text:p text:style-name="P16"/>
      <text:p text:style-name="P16"/>
      <text:p text:style-name="P16"/>
      <text:p text:style-name="P16"/>
      <text:p text:style-name="P16"><text:soft-page-break/>usage: Client <text:s text:c="223"/></text:p>
      <text:p text:style-name="P16"><text:s/>-appname &lt;arg&gt; <text:s text:c="8"/>Application Name. Default value - UnmanagedAM <text:s text:c="167"/></text:p>
      <text:p text:style-name="P16"><text:s/>-classpath &lt;arg&gt; <text:s text:c="6"/>additional classpath <text:s text:c="192"/></text:p>
      <text:p text:style-name="P16"><text:s/>-cmd &lt;arg&gt; <text:s text:c="12"/>command to start unmanaged AM (required) <text:s text:c="172"/></text:p>
      <text:p text:style-name="P15"><text:span text:style-name="T1"><text:s/>-help <text:s text:c="17"/>Print usage <text:s text:c="2"/></text:span><text:s text:c="199"/></text:p>
      <text:p text:style-name="P16"><text:s/>-master_memory &lt;arg&gt; <text:s text:c="2"/>Amount of memory in MB to be requested to run the <text:s text:c="163"/></text:p>
      <text:p text:style-name="P16"><text:s text:c="24"/>application master <text:s text:c="194"/></text:p>
      <text:p text:style-name="P16"><text:s/>-priority &lt;arg&gt; <text:s text:c="7"/>Application Priority. Default 0 <text:s text:c="181"/></text:p>
      <text:p text:style-name="P16"><text:s/>-queue &lt;arg&gt; <text:s text:c="10"/>RM Queue in which this application is to be <text:s text:c="169"/></text:p>
      <text:p text:style-name="P16"><text:s text:c="24"/>submitted </text:p>
      <text:p text:style-name="P13">Basically, executes the provided ApplicationMaster. Who is the Client-Class called?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1:42:37.854875344</meta:creation-date>
    <meta:generator>LibreOffice/4.4.3.2$Linux_X86_64 LibreOffice_project/40$Build-2</meta:generator>
    <dc:date>2015-05-12T10:00:19.665466217</dc:date>
    <meta:editing-duration>PT3H23M52S</meta:editing-duration>
    <meta:editing-cycles>9</meta:editing-cycles>
    <meta:document-statistic meta:table-count="0" meta:image-count="0" meta:object-count="0" meta:page-count="2" meta:paragraph-count="36" meta:word-count="272" meta:character-count="3599" meta:non-whitespace-character-count="1561"/>
  </office:meta>
</office:document-meta>
</file>